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officeooo:paragraph-rsid="008cd1fd"/>
    </style:style>
    <style:style style:name="P2" style:family="paragraph" style:parent-style-name="Text_20_body">
      <style:paragraph-properties fo:margin-top="0cm" fo:margin-bottom="0.21cm" loext:contextual-spacing="false" fo:text-align="center" style:justify-single-word="false"/>
      <style:text-properties style:font-name="Cambria2" fo:font-size="24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4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style:font-name="Cambria2" fo:font-size="15pt" officeooo:paragraph-rsid="012364e1" style:font-size-asian="15pt" style:font-size-complex="15pt"/>
    </style:style>
    <style:style style:name="P9" style:family="paragraph" style:parent-style-name="Text_20_body">
      <style:paragraph-properties fo:text-align="center" style:justify-single-word="false"/>
      <style:text-properties style:font-name="Cambria2" fo:font-size="30pt" fo:language="en" fo:country="US" fo:font-weight="normal" officeooo:rsid="0127950c" officeooo:paragraph-rsid="0127950c" style:font-size-asian="20pt" style:font-weight-asian="normal" style:font-name-complex="Cambria3" style:font-size-complex="20pt" style:font-weight-complex="normal"/>
    </style:style>
    <style:style style:name="P10" style:family="paragraph" style:parent-style-name="Text_20_body">
      <style:text-properties officeooo:rsid="010eda4f" officeooo:paragraph-rsid="010eda4f"/>
    </style:style>
    <style:style style:name="P11" style:family="paragraph" style:parent-style-name="Text_20_body">
      <style:text-properties officeooo:paragraph-rsid="010eda4f"/>
    </style:style>
    <style:style style:name="P12" style:family="paragraph" style:parent-style-name="Text_20_body">
      <style:text-properties officeooo:paragraph-rsid="01107445"/>
    </style:style>
    <style:style style:name="P13" style:family="paragraph" style:parent-style-name="Text_20_body">
      <style:text-properties officeooo:paragraph-rsid="01213f77"/>
    </style:style>
    <style:style style:name="P14" style:family="paragraph" style:parent-style-name="Text_20_body">
      <style:text-properties officeooo:paragraph-rsid="012364e1"/>
    </style:style>
    <style:style style:name="P15" style:family="paragraph" style:parent-style-name="Text_20_body">
      <style:text-properties officeooo:rsid="0125b38b" officeooo:paragraph-rsid="0125b38b"/>
    </style:style>
    <style:style style:name="P16" style:family="paragraph" style:parent-style-name="Text_20_body">
      <style:text-properties officeooo:paragraph-rsid="0125b38b"/>
    </style:style>
    <style:style style:name="P17" style:family="paragraph" style:parent-style-name="Text_20_body">
      <style:paragraph-properties fo:line-height="107%" fo:text-align="justify" style:justify-single-word="false"/>
      <style:text-properties fo:font-size="13pt"/>
    </style:style>
    <style:style style:name="P18" style:family="paragraph" style:parent-style-name="Standard">
      <style:text-properties style:font-name="Cambria2" fo:font-size="15pt" fo:language="en" fo:country="US" officeooo:paragraph-rsid="01213f77" style:font-size-asian="15pt" style:font-size-complex="15pt"/>
    </style:style>
    <style:style style:name="P19" style:family="paragraph" style:parent-style-name="Standard">
      <style:paragraph-properties>
        <style:tab-stops>
          <style:tab-stop style:position="1.302cm"/>
        </style:tab-stops>
      </style:paragraph-properties>
      <style:text-properties officeooo:paragraph-rsid="01213f77"/>
    </style:style>
    <style:style style:name="P20" style:family="paragraph" style:parent-style-name="Heading_20_2">
      <style:text-properties officeooo:rsid="0122dc01" officeooo:paragraph-rsid="0122dc01"/>
    </style:style>
    <style:style style:name="P21" style:family="paragraph" style:parent-style-name="Heading_20_2">
      <style:text-properties officeooo:rsid="01258e1a" officeooo:paragraph-rsid="01258e1a"/>
    </style:style>
    <style:style style:name="P22" style:family="paragraph" style:parent-style-name="Heading_20_2">
      <style:text-properties officeooo:rsid="012d152c" officeooo:paragraph-rsid="012d152c"/>
    </style:style>
    <style:style style:name="P23" style:family="paragraph" style:parent-style-name="Heading_20_2">
      <style:text-properties officeooo:rsid="00beaddb" officeooo:paragraph-rsid="00beaddb"/>
    </style:style>
    <style:style style:name="P24" style:family="paragraph" style:parent-style-name="Heading_20_1">
      <style:paragraph-properties fo:text-align="center" style:justify-single-word="false"/>
      <style:text-properties style:font-name="Cambria2" fo:font-size="32pt" fo:language="en" fo:country="US" officeooo:rsid="0003a55e" style:font-size-asian="20pt" style:font-name-complex="Cambria3" style:font-size-complex="20pt"/>
    </style:style>
    <style:style style:name="P25"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26"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27"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28" style:family="paragraph" style:parent-style-name="Heading_20_1">
      <style:paragraph-properties fo:break-before="page" fo:padding="0.074cm" fo:border-left="none" fo:border-right="none" fo:border-top="none" fo:border-bottom="0.06pt solid #000000" style:join-border="false"/>
      <style:text-properties officeooo:rsid="01258e1a" officeooo:paragraph-rsid="01258e1a"/>
    </style:style>
    <style:style style:name="P29" style:family="paragraph" style:parent-style-name="Heading_20_1">
      <style:paragraph-properties fo:break-before="page" fo:padding="0.074cm" fo:border-left="none" fo:border-right="none" fo:border-top="none" fo:border-bottom="0.06pt solid #000000" style:join-border="false"/>
      <style:text-properties officeooo:rsid="012724b4" officeooo:paragraph-rsid="012724b4"/>
    </style:style>
    <style:style style:name="P30" style:family="paragraph" style:parent-style-name="Heading_20_3">
      <style:text-properties officeooo:rsid="0125b38b" officeooo:paragraph-rsid="0125b38b"/>
    </style:style>
    <style:style style:name="P31" style:family="paragraph" style:parent-style-name="Heading_20_3">
      <style:text-properties officeooo:rsid="012ab255" officeooo:paragraph-rsid="012ab255"/>
    </style:style>
    <style:style style:name="P32" style:family="paragraph" style:parent-style-name="Heading_20_3">
      <style:text-properties officeooo:rsid="012baa90" officeooo:paragraph-rsid="012baa90"/>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text-properties officeooo:rsid="010eda4f" officeooo:paragraph-rsid="010eda4f"/>
    </style:style>
    <style:style style:name="P36" style:family="paragraph" style:parent-style-name="Text_20_body" style:list-style-name="L4">
      <style:text-properties officeooo:rsid="010eda4f" officeooo:paragraph-rsid="010eda4f"/>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text-properties officeooo:paragraph-rsid="011a35eb"/>
    </style:style>
    <style:style style:name="P41" style:family="paragraph" style:parent-style-name="Text_20_body" style:list-style-name="L8">
      <style:text-properties officeooo:rsid="011a35eb" officeooo:paragraph-rsid="011a35eb"/>
    </style:style>
    <style:style style:name="P42" style:family="paragraph" style:parent-style-name="Text_20_body" style:list-style-name="L8">
      <style:text-properties officeooo:rsid="011a7e4f" officeooo:paragraph-rsid="011a7e4f"/>
    </style:style>
    <style:style style:name="P43" style:family="paragraph" style:parent-style-name="Text_20_body" style:list-style-name="L9">
      <style:text-properties officeooo:rsid="0106996d" officeooo:paragraph-rsid="0106996d"/>
    </style:style>
    <style:style style:name="P44" style:family="paragraph" style:parent-style-name="Text_20_body" style:list-style-name="L9">
      <style:text-properties officeooo:rsid="01099f62" officeooo:paragraph-rsid="01099f62"/>
    </style:style>
    <style:style style:name="P45" style:family="paragraph" style:parent-style-name="Text_20_body" style:list-style-name="L9">
      <style:text-properties officeooo:rsid="010b28d7" officeooo:paragraph-rsid="010b28d7"/>
    </style:style>
    <style:style style:name="P46" style:family="paragraph" style:parent-style-name="Text_20_body" style:list-style-name="L9">
      <style:text-properties officeooo:rsid="010b33e4" officeooo:paragraph-rsid="010b33e4"/>
    </style:style>
    <style:style style:name="P47" style:family="paragraph" style:parent-style-name="Text_20_body" style:list-style-name="L9">
      <style:text-properties officeooo:rsid="010be341" officeooo:paragraph-rsid="010be341"/>
    </style:style>
    <style:style style:name="P48" style:family="paragraph" style:parent-style-name="Text_20_body" style:list-style-name="L9">
      <style:text-properties officeooo:rsid="01165dc4" officeooo:paragraph-rsid="01165dc4"/>
    </style:style>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text-properties fo:font-size="15pt" style:font-size-asian="10.5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1pt" fo:font-weight="bold" officeooo:rsid="0003a55e" style:font-size-asian="25pt" style:font-weight-asian="bold" style:font-size-complex="25pt" style:font-weight-complex="bold"/>
    </style:style>
    <style:style style:name="T6" style:family="text">
      <style:text-properties style:font-name="Cambria2" fo:font-size="21pt" officeooo:rsid="0003a55e" style:font-size-asian="25pt" style:font-size-complex="25pt"/>
    </style:style>
    <style:style style:name="T7" style:family="text">
      <style:text-properties style:font-name="Cambria2" fo:font-size="21pt" officeooo:rsid="006ee471" style:font-size-asian="25pt" style:font-size-complex="25pt"/>
    </style:style>
    <style:style style:name="T8" style:family="text">
      <style:text-properties style:font-name="Cambria2" fo:font-size="21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1pt" fo:language="en" fo:country="US" officeooo:rsid="006ee471" style:font-size-asian="25pt" style:font-name-complex="Cambria3" style:font-size-complex="25pt"/>
    </style:style>
    <style:style style:name="T10" style:family="text">
      <style:text-properties fo:language="en" fo:country="US"/>
    </style:style>
    <style:style style:name="T11" style:family="text">
      <style:text-properties officeooo:rsid="00ab66d6"/>
    </style:style>
    <style:style style:name="T12" style:family="text">
      <style:text-properties officeooo:rsid="00e3763f"/>
    </style:style>
    <style:style style:name="T13" style:family="text">
      <style:text-properties officeooo:rsid="00f2fcd4"/>
    </style:style>
    <style:style style:name="T14" style:family="text">
      <style:text-properties officeooo:rsid="00f33ad1"/>
    </style:style>
    <style:style style:name="T15" style:family="text">
      <style:text-properties officeooo:rsid="00f3c988"/>
    </style:style>
    <style:style style:name="T16" style:family="text">
      <style:text-properties officeooo:rsid="00f59109"/>
    </style:style>
    <style:style style:name="T17" style:family="text">
      <style:text-properties officeooo:rsid="00f68f3f"/>
    </style:style>
    <style:style style:name="T18" style:family="text">
      <style:text-properties officeooo:rsid="00f845be"/>
    </style:style>
    <style:style style:name="T19" style:family="text">
      <style:text-properties officeooo:rsid="00f94db7"/>
    </style:style>
    <style:style style:name="T20" style:family="text">
      <style:text-properties officeooo:rsid="00fa206d"/>
    </style:style>
    <style:style style:name="T21" style:family="text">
      <style:text-properties officeooo:rsid="0106996d"/>
    </style:style>
    <style:style style:name="T22" style:family="text">
      <style:text-properties officeooo:rsid="010eda4f"/>
    </style:style>
    <style:style style:name="T23" style:family="text">
      <style:text-properties style:text-position="super 58%" officeooo:rsid="010eda4f"/>
    </style:style>
    <style:style style:name="T24" style:family="text">
      <style:text-properties style:font-name="DejaVu Sans Mono" fo:font-size="13pt" style:font-size-asian="13pt" style:font-size-complex="13pt"/>
    </style:style>
    <style:style style:name="T25" style:family="text">
      <style:text-properties style:font-name="DejaVu Sans mono" fo:font-size="13pt" style:font-size-asian="13pt" style:font-size-complex="13pt"/>
    </style:style>
    <style:style style:name="T26" style:family="text">
      <style:text-properties officeooo:rsid="01258e1a"/>
    </style:style>
    <style:style style:name="T27" style:family="text">
      <style:text-properties fo:font-size="13pt"/>
    </style:style>
    <style:style style:name="T28" style:family="text">
      <style:text-properties fo:font-size="13pt" officeooo:rsid="013eabd5"/>
    </style:style>
    <style:style style:name="T29" style:family="text">
      <style:text-properties officeooo:rsid="012d152c"/>
    </style:style>
    <style:style style:name="T30" style:family="text">
      <style:text-properties officeooo:rsid="0139483a"/>
    </style:style>
    <style:style style:name="T31" style:family="text">
      <style:text-properties officeooo:rsid="0134abb2"/>
    </style:style>
    <style:style style:name="T32" style:family="text">
      <style:text-properties officeooo:rsid="013eabd5"/>
    </style:style>
    <style:style style:name="T33" style:family="text">
      <style:text-properties officeooo:rsid="013b4e2a"/>
    </style:style>
    <style:style style:name="T34" style:family="text">
      <style:text-properties officeooo:rsid="013d0e03"/>
    </style:style>
    <style:style style:name="T35" style:family="text">
      <style:text-properties officeooo:rsid="013e1f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p text:style-name="P7"/>
      <text:p text:style-name="P7"/>
      <text:p text:style-name="P7"/>
      <text:p text:style-name="P9">Kế hoạch nghiên cứu dự án:</text:p>
      <text:h text:style-name="P24" text:outline-level="1"><text:bookmark-start text:name="__RefHeading___Toc1880_572477371"/><text:span text:style-name="T11">Mô phỏng hệ thống robot phân</text:span> phối hàng hóa trong kho bãi<text:bookmark-end text:name="__RefHeading___Toc1880_572477371"/></text:h>
      <text:p text:style-name="P4"/>
      <text:p text:style-name="P4"/>
      <text:p text:style-name="P4"/>
      <text:p text:style-name="P2">Lĩnh vực dự thi: </text:p>
      <text:p text:style-name="P3">Robot và tự động</text:p>
      <text:p text:style-name="P3"/>
      <text:p text:style-name="P2">Tác giả:</text:p>
      <text:p text:style-name="P1"><text:span text:style-name="T5">Hồ Tuấn Kiệt</text:span><text:span text:style-name="T6"> &lt;</text:span><text:a xlink:type="simple" xlink:href="mailto:tuankiet65@gmail.com" text:style-name="Internet_20_link" text:visited-style-name="Visited_20_Internet_20_Link"><text:span text:style-name="T6">tuankiet65@gmail.com</text:span></text:a><text:span text:style-name="T6">&gt;</text:span></text:p>
      <text:p text:style-name="P1"><text:span text:style-name="T8">Nguyễn Lê Lý Bằng</text:span><text:span text:style-name="T6"> </text:span><text:span text:style-name="T7">&lt;</text:span><text:a xlink:type="simple" xlink:href="mailto:bangjdev@gmail.com" text:style-name="Internet_20_link" text:visited-style-name="Visited_20_Internet_20_Link"><text:span text:style-name="T9">bangjdev@gmail.com</text:span></text:a><text:span text:style-name="T7">&gt;</text:span></text:p>
      <text:p text:style-name="P5"/>
      <text:h text:style-name="P26" text:outline-level="1">Lý do chọn đề tài</text:h>
      <text:p text:style-name="P19"><text:span text:style-name="T1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8"><text:tab/>Nhìn vào thực tế này, <text:span text:style-name="T1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18"><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13"><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27" text:outline-level="1"><text:bookmark-start text:name="__RefHeading___Toc1740_572477371"/>Giả thuyết đề tài<text:bookmark-end text:name="__RefHeading___Toc1740_572477371"/></text:h>
      <text:h text:style-name="P20" text:outline-level="2">Các vấn đề cần giải quyết</text:h>
      <text:p text:style-name="Text_20_body"><text:tab/><text:span text:style-name="T31">Bắt tay vào thực hiện đề tài, sau đây là những vấn đề mà nhóm chúng tôi cần giải quyết:</text:span></text:p>
      <text:list xml:id="list215387864192328482" text:style-name="L11">
        <text:list-item>
          <text:p text:style-name="P49">Điều hướng: Điều khiển robot rẽ trái, rẽ phải, tới, lui tùy theo trường hợp.</text:p>
        </text:list-item>
      </text:list>
      <text:list xml:id="list7102432827410467297" text:style-name="L12">
        <text:list-item>
          <text:p text:style-name="P50">Nhận biết đường đi: Giúp robot phát hiện, nhận biết đường đi định sẵn từ vị trí xuất phát đến đích.</text:p>
        </text:list-item>
        <text:list-item>
          <text:p text:style-name="P50">Nhận biết điểm dừng: Khả năng phát hiện, lưu trữ các trạm dừng, kho của robot.</text:p>
        </text:list-item>
        <text:list-item>
          <text:p text:style-name="P50">Nhận biết vật cản: Giúp robot phát hiện, tự động dừng lại khi gặp vật cản để tránh tai nạn.</text:p>
        </text:list-item>
      </text:list>
      <text:h text:style-name="P20" text:outline-level="2">Mục tiêu kĩ thuật</text:h>
      <text:p text:style-name="Text_20_body"><text:tab/><text:span text:style-name="T30">Robot đạt được tính năng cơ bản sau: Nhận hàng tại kho và tín hiệu từ người điều khiển, tự di chuyển theo đường đi có sẵn để đưa hàng đến đúng kho, phân xưởng cần thiết, sau đó quay về vị trí cũ để tiếp tục quá trình.</text:span></text:p>
      <text:h text:style-name="P20" text:outline-level="2">Mục tiêu hướng tới</text:h>
      <text:p text:style-name="P14"><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8"><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28" text:outline-level="1"><text:bookmark-start text:name="__RefHeading___Toc1742_572477371"/>Phương pháp nghiên cứu<text:bookmark-end text:name="__RefHeading___Toc1742_572477371"/></text:h>
      <text:h text:style-name="P21" text:outline-level="2">Giải quyết các vấn đề kĩ thuật</text:h>
      <text:h text:style-name="Heading_20_3" text:outline-level="3"><text:bookmark-start text:name="__RefHeading___Toc1744_572477371"/>Quy tắc điều hướng robot:<text:bookmark-end text:name="__RefHeading___Toc1744_572477371"/></text:h>
      <text:list xml:id="list6982335929023926859" text:style-name="L1">
        <text:list-item>
          <text:p text:style-name="P33">Hệ thống robot gồm 2 bánh xe 100mm có gắn động cơ ở phía sau và 2 bánh xe omni (bánh xe đa hướng) ở phía trước.</text:p>
        </text:list-item>
        <text:list-item>
          <text:p text:style-name="P33">Khi cần rẽ, hai motor sẽ chạy ngược hướng nhau để robot có thể rẽ mà không cần bánh trước phải quay.</text:p>
        </text:list-item>
        <text:list-item>
          <text:p text:style-name="P33"><text:span text:style-name="T13">C</text:span>ụ thể hơn, <text:span text:style-name="T13">ta xét hai trường hợp khi</text:span> robot vào ngã rẽ và nhận được tín hiệu rẽ từ mạch điều khiển:</text:p>
          <text:list>
            <text:list-item>
              <text:p text:style-name="P33">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33">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33">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4">đồng thời việc sử dụng bánh xe đa hướng đồng nghĩa với việc ta không cần phải điều khiển hai bánh trước.</text:span></text:p>
        </text:list-item>
      </text:list>
      <text:h text:style-name="Heading_20_3" text:outline-level="3"><text:bookmark-start text:name="__RefHeading___Toc1746_572477371"/>Quy tắc dò đường <text:span text:style-name="T15">(dò line)</text:span>:<text:bookmark-end text:name="__RefHeading___Toc1746_572477371"/></text:h>
      <text:list xml:id="list3775161644406070742" text:style-name="L2">
        <text:list-item>
          <text:p text:style-name="P34">Hệ thống dò line bao gồm 5 cảm biến hồng ngoại (1 cảm biến giữa, 2 cảm biến trái, hai cảm biến phải).</text:p>
        </text:list-item>
        <text:list-item>
          <text:p text:style-name="P34">Mỗi cặp cảm biến gồm một đèn <text:span text:style-name="T16">LED </text:span>phát ánh sáng hồng ngoại và một cảm biến cường độ ánh sáng hồng ngoại.</text:p>
        </text:list-item>
        <text:list-item>
          <text:p text:style-name="P34">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34">Tín hiệu thu được sẽ được gửi về mạch chính, xử lý, sau đó truyền lệnh cho hệ thống động cơ.</text:p>
        </text:list-item>
      </text:list>
      <text:h text:style-name="Heading_20_3" text:outline-level="3"><text:bookmark-start text:name="__RefHeading___Toc1748_572477371"/>Liên lạc giữa mạch chính và mạch điều khiển động cơ<text:bookmark-end text:name="__RefHeading___Toc1748_572477371"/></text:h>
      <text:p text:style-name="P12"><text:tab/><text:span text:style-name="T22">Chúng tôi sử dụng phương thức giao tiếp I</text:span><text:span text:style-name="T23">2</text:span><text:span text:style-name="T22">C để hai mạch có thể giao tiếp với nhau để phối hợp điều khiển động cơ. Điểm mạnh của giao tiếp này là cực kì đơn </text:span><text:soft-page-break/><text:span text:style-name="T22">giản, chỉ cần 2 dây SDA và SCL là có thể giao tiếp được. Thêm vào đó, <text:s/>I</text:span><text:span text:style-name="T23">2</text:span><text:span text:style-name="T22">C còn hỗ trợ nhiều thiết bị trên cùng 2 dây, tức là mạch chính vừa có thể giao tiếp với LCD và mạch điều khiển động cơ.</text:span></text:p>
      <text:p text:style-name="P11"><text:tab/><text:span text:style-name="T22">Các câu lệnh mà mạch chính có thể ra lệnh là:</text:span></text:p>
      <text:list xml:id="list1256781192693696994" text:style-name="L3">
        <text:list-item>
          <text:p text:style-name="P35"><text:span text:style-name="T24">I2C_INIT</text:span>: Thiết lập các thông số để mạch điều khiển động cơ sẵn sàng hoạt động</text:p>
        </text:list-item>
        <text:list-item>
          <text:p text:style-name="P35"><text:span text:style-name="T25">I2C_SET_SPEED</text:span>: Thiết lập tốc độ chạy của hai động cơ, có thông số là tốc độ chạy (trong khoảng từ 0-255)</text:p>
        </text:list-item>
        <text:list-item>
          <text:p text:style-name="P35"><text:span text:style-name="T24">I2C_SET_DIRECTION</text:span>: Thiết lập hướng chạy của robot, thông số là một trong bốn hướng sau đây:</text:p>
          <text:list>
            <text:list-item>
              <text:p text:style-name="P35"><text:span text:style-name="T24">M_FORWARD</text:span>: đi tới</text:p>
            </text:list-item>
            <text:list-item>
              <text:p text:style-name="P35"><text:span text:style-name="T24">M_BACKWARD</text:span>: đi lui</text:p>
            </text:list-item>
            <text:list-item>
              <text:p text:style-name="P35"><text:span text:style-name="T24">M_RIGHT</text:span>: đi qua phải</text:p>
            </text:list-item>
            <text:list-item>
              <text:p text:style-name="P35"><text:span text:style-name="T24">M_LEFT</text:span>: đi qua trái</text:p>
            </text:list-item>
          </text:list>
        </text:list-item>
      </text:list>
      <text:p text:style-name="P10"><text:tab/>Quy trình gửi tín hiệu như sau:</text:p>
      <text:list xml:id="list3262217352514271281" text:style-name="L4">
        <text:list-item>
          <text:p text:style-name="P36">Mạch chính dùng hàm <text:span text:style-name="T24">motorI2CSendCommand()</text:span> để gửi tín hiệu cho mạch motor</text:p>
        </text:list-item>
        <text:list-item>
          <text:p text:style-name="P36">Mạch motor nhận tín hiệu, sau đó phản hồi về hai giá trị:</text:p>
          <text:list>
            <text:list-item>
              <text:p text:style-name="P36">Câu lênh nhận được</text:p>
            </text:list-item>
            <text:list-item>
              <text:p text:style-name="P36">Kết quả của câu lệnh (thành công hay không)</text:p>
            </text:list-item>
          </text:list>
        </text:list-item>
        <text:list-item>
          <text:p text:style-name="P36">Hàm <text:span text:style-name="T24">motorI2CSendCommand()</text:span> trả về kết quả có thực hiện được câu lệnh hay không.</text:p>
        </text:list-item>
      </text:list>
      <text:h text:style-name="Heading_20_3" text:outline-level="3"><text:bookmark-start text:name="__RefHeading___Toc1750_572477371"/>Quy tắc nhận biết điểm dừng<text:bookmark-end text:name="__RefHeading___Toc1750_572477371"/></text:h>
      <text:list xml:id="list8233104479503796212" text:style-name="L5">
        <text:list-item>
          <text:p text:style-name="P37">Để định nghĩa trạm dừng cho robot, chúng <text:span text:style-name="T17">tôi </text:span>sử dụng <text:span text:style-name="T17">các thẻ </text:span>RFID <text:span text:style-name="T1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7">Mỗi địa điểm được nhận dạng bằng một thẻ RFID. </text:p>
        </text:list-item>
        <text:list-item>
          <text:p text:style-name="P37">Mỗi thẻ RFID có một số serial khác nhau và cố định với thẻ đó.</text:p>
        </text:list-item>
        <text:list-item>
          <text:p text:style-name="P37">Ta dùng mạch RFID MFRC522 để nhận biết các thẻ và đọc số serial từ các thẻ đó.</text:p>
        </text:list-item>
        <text:list-item>
          <text:p text:style-name="P37">Vì serial của các thẻ là cố định và duy nhất, nên ta có thể phân biệt rõ ràng giữa các trạm dừng với nhau.</text:p>
        </text:list-item>
      </text:list>
      <text:h text:style-name="Heading_20_3" text:outline-level="3"><text:bookmark-start text:name="__RefHeading___Toc1752_572477371"/><text:soft-page-break/>Quy tắc nhận biết vật cản<text:bookmark-end text:name="__RefHeading___Toc1752_572477371"/></text:h>
      <text:list xml:id="list8654867804413652390" text:style-name="L6">
        <text:list-item>
          <text:p text:style-name="P38"><text:span text:style-name="T18">Có nhiều cách để nhận biết vật cản</text:span>, tuy nhiên, để đơn giản và tiết kiệm kinh phí, <text:span text:style-name="T18">chúng tôi</text:span> sử dụng module cảm biến siêu âm <text:span text:style-name="T10">HY-SRF05.</text:span></text:p>
        </text:list-item>
      </text:list>
      <text:list xml:id="list3739780910051722159" text:style-name="L7">
        <text:list-item>
          <text:p text:style-name="P39">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39">Từ thời gian đo được, ta có thể suy ra được khoảng cách <text:span text:style-name="T19">giữa </text:span>robot <text:span text:style-name="T19">và</text:span> vật cản gần nhất và cho dừng robot khi khoảng cách quá ngắn. Sau khi thử nghiệm, đo đạc, ước tính các vật cản có thể, <text:span text:style-name="T20">chúng tôi </text:span>quyết định khoảng cách an toàn cho robot là 20cm.</text:p>
        </text:list-item>
      </text:list>
      <text:h text:style-name="P22" text:outline-level="2">Thực hiện nghiên cứu</text:h>
      <text:p text:style-name="Text_20_body"><text:tab/><text:span text:style-name="T33">Sau khi có ý tưởng và kế hoạch sơ bộ, nhóm đi vào thực hiện dự án. Sau khi chọn linh kiện phù hợp theo kế hoạch, nhóm tiến hành các thí nghiệm riêng lẽ trên từng phụ kiện để đảm bảo chúng hoạt động tốt. Sau đó, tiến hành kết nối các thiết bị với nhau và tiến hành thí nghiệm kiểm tra chung.</text:span></text:p>
      <text:p text:style-name="Text_20_body"><text:tab/><text:span text:style-name="T33">Sau khi kiểm tra kĩ lưỡng, nhận thấy thiết bị hoạt động ổn định ở mức trung bình khá, nhóm tiến hành nghiên cứu, thiết kế thuật toán cho robot.</text:span></text:p>
      <text:p text:style-name="Text_20_body"><text:tab/><text:span text:style-name="T34">Theo thực nghiệm cho thấy, tất cả các linh kiện yêu cầu &lt;abc&gt; cổng, trong đó có &lt;x&gt; cổng analog, &lt;y&gt; cổng digital và &lt;&lt;z&gt; gì gì đó&gt;. Nhóm đưa ra kết luận: Việc sử dụng hai mạch điều khiển là cần thiết đối với robot vì một mạch không cung cấp đủ số chân (cổng) yêu cầu.</text:span></text:p>
      <text:p text:style-name="Text_20_body"><text:tab/><text:span text:style-name="T35">Sau khi tiến hành cài đặt thuật toán di chuyển, nhận biết trạm dừng, cách tổ chức dữ liệu trên robot và phương thức gửi nhận dữ liệu đã được nghiên cứu và đưa ra một số giải pháp như: Lưu trên máy tính, Truyền tín hiệu qua sóng wifi, bluetooth; Lưu trực tiếp trên robot, nhận tín hiệu qua remote;… </text:span></text:p>
      <text:p text:style-name="Text_20_body"><text:tab/><text:span text:style-name="T35">Qua thảo luận, nhóm đi đến quyết định: Lưu toàn bộ dữ liệu về các điểm trạm trên bộ nhớ robot, nhận tín hiệu qua remote, nhằm giảm thiểu chi phí, tăng tính trực quan khi sử dụng.</text:span></text:p>
      <text:p text:style-name="Text_20_body"><text:tab/><text:span text:style-name="T32">Sau quá trình cài đặt, thực thi thuật toán, nhóm đi vào thực nghiệm, cho robot chạy thử trên các con đường khác nhau, với vận tốc, tải trọng khác nhau. Tiến hành chỉnh sửa, khắc phục các lổi phát sinh như thiếu nguồn, thiết bị không tương thích, robot không bắt được line, hiện tượng rung lắc khi di chuyển,…</text:span></text:p>
      <text:p text:style-name="P51"><text:tab/><text:span text:style-name="T32">Cho đến thời điểm này, về mặt cơ bản, nhóm đã hoàn thành phần lớn chức năng của robot, các vấn đề cố hữu lẫn nảy sinh đều đã được giải quyết ở mức độ ổn là trung bình – khá trở lên, đảm bảo mục tiêu cơ bản của dự án.</text:span></text:p>
      <text:h text:style-name="P29" text:outline-level="1"><text:bookmark-start text:name="__RefHeading___Toc1768_572477371"/>Tài liệu tham khảo<text:bookmark-end text:name="__RefHeading___Toc1768_572477371"/></text:h>
      <text:h text:style-name="P23" text:outline-level="2"><text:bookmark-start text:name="__RefHeading___Toc1884_572477371"/>Hình ảnh<text:bookmark-end text:name="__RefHeading___Toc1884_572477371"/></text:h>
      <text:list xml:id="list3637408222830454549" text:style-name="L8">
        <text:list-item>
          <text:p text:style-name="P40"><text:a xlink:type="simple" xlink:href="http://www.oshwa.org/open-source-hardware-logo/" text:style-name="Internet_20_link" text:visited-style-name="Visited_20_Internet_20_Link"><text:span text:style-name="T21">http://www.oshwa.org/open-source-hardware-logo/</text:span></text:a></text:p>
        </text:list-item>
        <text:list-item>
          <text:p text:style-name="P41"><text:a xlink:type="simple" xlink:href="https://commons.wikimedia.org/wiki/File:Arduino_Nano.jpg" text:style-name="Internet_20_link" text:visited-style-name="Visited_20_Internet_20_Link">https://commons.wikimedia.org/wiki/File:Arduino_Nano.jpg</text:a></text:p>
        </text:list-item>
        <text:list-item>
          <text:p text:style-name="P42"><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42"><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5061134158200041229" text:style-name="L9">
        <text:list-item>
          <text:p text:style-name="P43"><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44"><text:a xlink:type="simple" xlink:href="https://www.arduino.cc/en/Main/ArduinoBoardNano" text:style-name="Internet_20_link" text:visited-style-name="Visited_20_Internet_20_Link">https://www.arduino.cc/en/Main/ArduinoBoardNano</text:a></text:p>
        </text:list-item>
        <text:list-item>
          <text:p text:style-name="P44"><text:a xlink:type="simple" xlink:href="https://code.google.com/p/digitalwritefast/" text:style-name="Internet_20_link" text:visited-style-name="Visited_20_Internet_20_Link">https://code.google.com/p/digitalwritefast/</text:a></text:p>
        </text:list-item>
        <text:list-item>
          <text:p text:style-name="P45"><text:a xlink:type="simple" xlink:href="http://arduino-info.wikispaces.com/Robot+7-wayMultiTrackingSensor" text:style-name="Internet_20_link" text:visited-style-name="Visited_20_Internet_20_Link">http://arduino-info.wikispaces.com/Robot+7-wayMultiTrackingSensor</text:a></text:p>
        </text:list-item>
        <text:list-item>
          <text:p text:style-name="P46"><text:a xlink:type="simple" xlink:href="http://eletroarduino.wordpress.com/2013/07/12/ir-receiver-module/" text:style-name="Internet_20_link" text:visited-style-name="Visited_20_Internet_20_Link">http://eletroarduino.wordpress.com/2013/07/12/ir-receiver-module/</text:a></text:p>
        </text:list-item>
        <text:list-item>
          <text:p text:style-name="P46"><text:a xlink:type="simple" xlink:href="http://www.robot-electronics.co.uk/htm/srf05tech.htm" text:style-name="Internet_20_link" text:visited-style-name="Visited_20_Internet_20_Link">http://www.robot-electronics.co.uk/htm/srf05tech.htm</text:a></text:p>
        </text:list-item>
        <text:list-item>
          <text:p text:style-name="P47"><text:a xlink:type="simple" xlink:href="https://github.com/miguelbalboa/rfid" text:style-name="Internet_20_link" text:visited-style-name="Visited_20_Internet_20_Link">https://github.com/miguelbalboa/rfid</text:a></text:p>
        </text:list-item>
        <text:list-item>
          <text:p text:style-name="P47"><text:a xlink:type="simple" xlink:href="http://playground.arduino.cc/Learning/MFRC522" text:style-name="Internet_20_link" text:visited-style-name="Visited_20_Internet_20_Link">http://playground.arduino.cc/Learning/MFRC522</text:a></text:p>
        </text:list-item>
        <text:list-item>
          <text:p text:style-name="P47"><text:a xlink:type="simple" xlink:href="https://www.arduino.cc/en/Reference/Wire" text:style-name="Internet_20_link" text:visited-style-name="Visited_20_Internet_20_Link">https://www.arduino.cc/en/Reference/Wire</text:a></text:p>
        </text:list-item>
        <text:list-item>
          <text:p text:style-name="P48"><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30:33.616000000</dc:date>
    <meta:editing-duration>PT23H33M45S</meta:editing-duration>
    <meta:editing-cycles>311</meta:editing-cycles>
    <meta:generator>LibreOffice/5.0.3.2$Windows_x86 LibreOffice_project/e5f16313668ac592c1bfb310f4390624e3dbfb75</meta:generator>
    <meta:document-statistic meta:table-count="0" meta:image-count="0" meta:object-count="0" meta:page-count="7" meta:paragraph-count="92" meta:word-count="1924" meta:character-count="9415" meta:non-whitespace-character-count="7607"/>
  </office:meta>
</office:document-meta>
</file>